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1-01" calcext:value-type="date">
            <text:p>0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6-01-04" calcext:value-type="date">
            <text:p>04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170" calcext:value-type="float">
            <text:p>17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70" calcext:value-type="float">
            <text:p>170,00</text:p>
          </table:table-cell>
          <table:table-cell table:style-name="ce23" office:value-type="date" office:date-value="2026-02-02" calcext:value-type="date">
            <text:p>02/02/2026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Mens. 02/2026 (A.C.)</text:p>
          </table:table-cell>
          <table:table-cell table:style-name="ce31" office:value-type="float" office:value="170" calcext:value-type="float">
            <text:p>17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9]-[.F9]" office:value-type="float" office:value="170" calcext:value-type="float">
            <text:p>17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9])" office:value-type="float" office:value="170" calcext:value-type="float">
            <text:p>17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5.994832364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5.9970498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2:36.289915055</dc:date>
    <meta:print-date>2019-10-31T18:04:07.913029257</meta:print-date>
    <dc:language>pt-PT</dc:language>
    <meta:editing-cycles>562</meta:editing-cycles>
    <meta:editing-duration>P1DT8H31M52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